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37cm"/>
    </style:style>
    <style:style style:name="co2" style:family="table-column">
      <style:table-column-properties fo:break-before="auto" style:column-width="6.953cm"/>
    </style:style>
    <style:style style:name="co3" style:family="table-column">
      <style:table-column-properties fo:break-before="auto" style:column-width="4.844cm"/>
    </style:style>
    <style:style style:name="co4" style:family="table-column">
      <style:table-column-properties fo:break-before="auto" style:column-width="2.9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OMPONENETE</text:p>
          </table:table-cell>
          <table:table-cell office:value-type="string" calcext:value-type="string">
            <text:p>NUMERO DE COMPONENTES USADOS</text:p>
          </table:table-cell>
          <table:table-cell office:value-type="string" calcext:value-type="string">
            <text:p>CORRIENTE MÁXIMA (mA)</text:p>
          </table:table-cell>
          <table:table-cell office:value-type="string" calcext:value-type="string">
            <text:p>DIRECCION I2C</text:p>
          </table:table-cell>
        </table:table-row>
        <table:table-row table:style-name="ro1">
          <table:table-cell office:value-type="string" calcext:value-type="string">
            <text:p>RASPBERRY PI 3B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ASPBERRY PI ZERO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CAMARA LOGITECH C27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HCSR0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LEDIR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FOTOTRANSISTOR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VL53L0XV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GY-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GY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MPU60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DUINO MEGA MIN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ENTE H 5A MI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OMOTO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OR A PASO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TROLADOR DE MOTOR A PASOS</text:p>
          </table:table-cell>
          <table:table-cell table:formula="of:=[.B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-5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INI OLED ARDUINO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currency-style style:name="N122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2P2" style:volatile="true">
      <number:currency-symbol/>
      <loext:fill-character> </loext:fill-character>
      <number:text>- </number:text>
    </number:currency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30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0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5">00/00/0000</text:date>, <text:time style:data-style-name="N2" text:time-value="13:44:14.5264857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5T13:44:20.421202063</meta:creation-date>
    <meta:editing-duration>PT8H54M25S</meta:editing-duration>
    <meta:editing-cycles>2</meta:editing-cycles>
    <meta:generator>LibreOffice/6.4.4.2$Linux_X86_64 LibreOffice_project/40$Build-2</meta:generator>
    <dc:date>2020-09-05T22:54:31.737686348</dc:date>
    <meta:document-statistic meta:table-count="1" meta:cell-count="58" meta:object-count="0"/>
  </office:meta>
</office:document-meta>
</file>